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500DD0B02B4B35605C1.png" manifest:media-type="image/png"/>
  <manifest:file-entry manifest:full-path="Pictures/100000000000032000000500D946EA7A4A37F737.png" manifest:media-type="image/png"/>
  <manifest:file-entry manifest:full-path="Pictures/100000000000032000000500AE24E59624183AE5.png" manifest:media-type="image/png"/>
  <manifest:file-entry manifest:full-path="Pictures/1000000000000320000005002F863686241F179E.png" manifest:media-type="image/png"/>
  <manifest:file-entry manifest:full-path="Pictures/100000000000032000000500B69CC2836E9DB1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solid" svg:stroke-color="#3465a4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7.45cm" fo:min-width="18.5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9.147cm, 1.172cm, 7.846cm, 1.165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41cm" svg:height="13.44cm" svg:x="1.576cm" svg:y="1.182cm">
          <draw:image xlink:href="Pictures/100000000000032000000500D946EA7A4A37F737.png" xlink:type="simple" xlink:show="embed" xlink:actuate="onLoad">
            <text:p/>
          </draw:image>
        </draw:frame>
        <draw:frame draw:style-name="gr2" draw:text-style-name="P1" draw:layer="layout" svg:width="8.4cm" svg:height="13.44cm" svg:x="11cm" svg:y="1.18cm">
          <draw:image xlink:href="Pictures/100000000000032000000500AE24E59624183AE5.png" xlink:type="simple" xlink:show="embed" xlink:actuate="onLoad">
            <text:p/>
          </draw:image>
        </draw:frame>
        <draw:frame draw:style-name="gr2" draw:text-style-name="P1" draw:layer="layout" svg:width="8.41cm" svg:height="13.45cm" svg:x="1.538cm" svg:y="15cm">
          <draw:image xlink:href="Pictures/1000000000000320000005002F863686241F179E.png" xlink:type="simple" xlink:show="embed" xlink:actuate="onLoad">
            <text:p/>
          </draw:image>
        </draw:frame>
        <draw:frame draw:style-name="gr2" draw:text-style-name="P1" draw:layer="layout" svg:width="8.4cm" svg:height="13.44cm" svg:x="11cm" svg:y="14.96cm">
          <draw:image xlink:href="Pictures/100000000000032000000500B69CC2836E9DB1E3.png" xlink:type="simple" xlink:show="embed" xlink:actuate="onLoad">
            <text:p/>
          </draw:image>
        </draw:frame>
        <draw:custom-shape draw:style-name="gr3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5.6cm" svg:height="5.018cm" svg:x="7.7cm" svg:y="7.482cm">
          <draw:image xlink:href="Pictures/100000000000032000000500DD0B02B4B35605C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BILLEROT</meta:initial-creator>
    <meta:creation-date>2016-08-11T16:35:21.862069271</meta:creation-date>
    <dc:date>2016-08-11T16:54:20.031443527</dc:date>
    <dc:creator>Philippe BILLEROT</dc:creator>
    <meta:editing-duration>PT7M28S</meta:editing-duration>
    <meta:editing-cycles>1</meta:editing-cycles>
    <meta:document-statistic meta:object-count="6"/>
    <meta:generator>LibreOffice/5.1.4.2$Linux_X86_64 LibreOffice_project/10m0$Build-2</meta:generator>
  </office:meta>
</office:document-meta>
</file>